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ien.<text:line-break/>Aquí hay que ser <text:span text:style-name="Strong_20_Emphasis">muy precisos</text:span>, porque este enemigo define el tono de todo lo que vendrá después.<text:line-break/>Si aquí fallamos, el lector no creerá que Elara pueda ser cazada más adelante.</text:p>
      <text:p text:style-name="Text_20_body">Vamos a construir un <text:span text:style-name="Strong_20_Emphasis">depredador invisible</text:span>, totalmente verosímil en un mundo adulto.</text:p>
      <text:p text:style-name="Horizontal_20_Line"/>
      <text:h text:style-name="Heading_20_2" text:outline-level="2">Principio clave para este capítulo</text:h>
      <text:p text:style-name="Text_20_body">En el capítulo 8:</text:p>
      <text:list xml:id="list3594263923" text:style-name="L1">
        <text:list-item>
          <text:p text:style-name="P1">El enemigo <text:span text:style-name="Strong_20_Emphasis">no debe parecer enemigo</text:span></text:p>
        </text:list-item>
        <text:list-item>
          <text:p text:style-name="P1">No debe ejercer poder</text:p>
        </text:list-item>
        <text:list-item>
          <text:p text:style-name="P1">No debe amenazar</text:p>
        </text:list-item>
        <text:list-item>
          <text:p text:style-name="P1">No debe oponerse</text:p>
        </text:list-item>
      </text:list>
      <text:p text:style-name="Text_20_body">Debe <text:span text:style-name="Strong_20_Emphasis">ayudar</text:span>.</text:p>
      <text:p text:style-name="Text_20_body">El mal, aquí, no ataca: <text:span text:style-name="Strong_20_Emphasis">acompaña</text:span>.</text:p>
      <text:p text:style-name="Horizontal_20_Line"/>
      <text:h text:style-name="Heading_20_2" text:outline-level="2">Arquetipo correcto del enemigo</text:h>
      <text:p text:style-name="Text_20_body">👉 <text:span text:style-name="Strong_20_Emphasis">El facilitador</text:span></text:p>
      <text:p text:style-name="Text_20_body">No el líder.<text:line-break/>No el guardián.<text:line-break/>No el antagonista frontal.</text:p>
      <text:p text:style-name="Text_20_body">El que:</text:p>
      <text:list xml:id="list1278905988" text:style-name="L2">
        <text:list-item>
          <text:p text:style-name="P2">abre puertas</text:p>
        </text:list-item>
        <text:list-item>
          <text:p text:style-name="P2">traduce</text:p>
        </text:list-item>
        <text:list-item>
          <text:p text:style-name="P2">conecta personas</text:p>
        </text:list-item>
        <text:list-item>
          <text:p text:style-name="P2">“solo intenta ser útil”</text:p>
        </text:list-item>
      </text:list>
      <text:p text:style-name="Text_20_body">Este tipo de persona existe en todos los sistemas reales de poder.</text:p>
      <text:p text:style-name="Horizontal_20_Line"/>
      <text:h text:style-name="Heading_20_2" text:outline-level="2">Propuesta de enemigo del capítulo</text:h>
      <text:h text:style-name="Heading_20_3" text:outline-level="3">Nombre provisional</text:h>
      <text:p text:style-name="Text_20_body"><text:span text:style-name="Strong_20_Emphasis">Isekor</text:span></text:p>
      <text:p text:style-name="Text_20_body"><text:soft-page-break/>(El nombre no importa; su función sí.)</text:p>
      <text:p text:style-name="Horizontal_20_Line"/>
      <text:h text:style-name="Heading_20_2" text:outline-level="2">Rol público</text:h>
      <text:p text:style-name="Text_20_body"><text:span text:style-name="Strong_20_Emphasis">Intérprete, escribano y asistente local de investigaciones antiguas</text:span></text:p>
      <text:list xml:id="list2729626030" text:style-name="L3">
        <text:list-item>
          <text:p text:style-name="P3">Ayuda a viajeros.</text:p>
        </text:list-item>
        <text:list-item>
          <text:p text:style-name="P3">Cobra poco.</text:p>
        </text:list-item>
        <text:list-item>
          <text:p text:style-name="P3">Siempre disponible.</text:p>
        </text:list-item>
        <text:list-item>
          <text:p text:style-name="P3">Conoce rutas, ruinas, personas.</text:p>
        </text:list-item>
        <text:list-item>
          <text:p text:style-name="P3">“Ha trabajado con otros estudiosos”.</text:p>
        </text:list-item>
      </text:list>
      <text:p text:style-name="Text_20_body">No tiene autoridad.<text:line-break/>No tiene reputación peligrosa.<text:line-break/>No genera miedo.</text:p>
      <text:p text:style-name="Text_20_body">Eso lo hace perfecto.</text:p>
      <text:p text:style-name="Horizontal_20_Line"/>
      <text:h text:style-name="Heading_20_2" text:outline-level="2">Rol real (oculto)</text:h>
      <text:list xml:id="list3694204575" text:style-name="L4">
        <text:list-item>
          <text:p text:style-name="P4">Miembro operativo del sistema de Morgerathus.</text:p>
        </text:list-item>
        <text:list-item>
          <text:p text:style-name="P4">Especialista en:</text:p>
          <text:list>
            <text:list-item>
              <text:p text:style-name="P4">extracción de información</text:p>
            </text:list-item>
            <text:list-item>
              <text:p text:style-name="P4">sabotaje no violento</text:p>
            </text:list-item>
            <text:list-item>
              <text:p text:style-name="P4">observación prolongada</text:p>
            </text:list-item>
          </text:list>
        </text:list-item>
        <text:list-item>
          <text:p text:style-name="P4">Su tarea no es matar.</text:p>
        </text:list-item>
        <text:list-item>
          <text:p text:style-name="P4">Su tarea es <text:span text:style-name="Strong_20_Emphasis">dejar al objetivo peor de lo que estaba</text:span>.</text:p>
        </text:list-item>
      </text:list>
      <text:p text:style-name="Horizontal_20_Line"/>
      <text:h text:style-name="Heading_20_2" text:outline-level="2">Rasgos psicológicos (muy importantes)</text:h>
      <text:p text:style-name="Text_20_body">Isekor es:</text:p>
      <text:list xml:id="list1071141776" text:style-name="L5">
        <text:list-item>
          <text:p text:style-name="P5">Paciente</text:p>
        </text:list-item>
        <text:list-item>
          <text:p text:style-name="P5">Empático en apariencia</text:p>
        </text:list-item>
        <text:list-item>
          <text:p text:style-name="P5">Inteligente, pero nunca brillante</text:p>
        </text:list-item>
        <text:list-item>
          <text:p text:style-name="P5">Nunca propone ideas propias</text:p>
        </text:list-item>
        <text:list-item>
          <text:p text:style-name="P5"><text:soft-page-break/>Siempre refuerza las del otro</text:p>
        </text:list-item>
      </text:list>
      <text:p text:style-name="Text_20_body">Frase tipo (conceptual):</text:p>
      <text:p text:style-name="Quotations">“Tú sabrás mejor que yo.”</text:p>
      <text:p text:style-name="Text_20_body">Eso desarma a cualquiera.</text:p>
      <text:p text:style-name="Horizontal_20_Line"/>
      <text:h text:style-name="Heading_20_2" text:outline-level="2">Por qué Elara confía en él</text:h>
      <text:p text:style-name="Text_20_body">Porque Isekor:</text:p>
      <text:list xml:id="list314078275" text:style-name="L6">
        <text:list-item>
          <text:p text:style-name="P6"><text:span text:style-name="Strong_20_Emphasis">No compite intelectualmente</text:span></text:p>
        </text:list-item>
        <text:list-item>
          <text:p text:style-name="P6"><text:span text:style-name="Strong_20_Emphasis">No juzga</text:span></text:p>
        </text:list-item>
        <text:list-item>
          <text:p text:style-name="P6"><text:span text:style-name="Strong_20_Emphasis">No impone ritmo</text:span></text:p>
        </text:list-item>
        <text:list-item>
          <text:p text:style-name="P6"><text:span text:style-name="Strong_20_Emphasis">Nunca parece ambicioso</text:span></text:p>
        </text:list-item>
      </text:list>
      <text:p text:style-name="Text_20_body">Y sobre todo:<text:line-break/>👉 <text:span text:style-name="Strong_20_Emphasis">escucha más de lo que habla</text:span></text:p>
      <text:p text:style-name="Text_20_body">Elara baja la guardia porque:</text:p>
      <text:list xml:id="list1815877848" text:style-name="L7">
        <text:list-item>
          <text:p text:style-name="P7">no siente amenaza</text:p>
        </text:list-item>
        <text:list-item>
          <text:p text:style-name="P7">no siente rivalidad</text:p>
        </text:list-item>
        <text:list-item>
          <text:p text:style-name="P7">no siente control</text:p>
        </text:list-item>
      </text:list>
      <text:p text:style-name="Horizontal_20_Line"/>
      <text:h text:style-name="Heading_20_2" text:outline-level="2">Forma de contacto con Elara</text:h>
      <text:p text:style-name="Text_20_body">Isekor aparece de manera orgánica:</text:p>
      <text:list xml:id="list1552481323" text:style-name="L8">
        <text:list-item>
          <text:p text:style-name="P8">trabaja como intermediario con el sabio</text:p>
        </text:list-item>
        <text:list-item>
          <text:p text:style-name="P8">acompaña a Elara a las ruinas</text:p>
        </text:list-item>
        <text:list-item>
          <text:p text:style-name="P8">lleva registros</text:p>
        </text:list-item>
        <text:list-item>
          <text:p text:style-name="P8">transporta material</text:p>
        </text:list-item>
        <text:list-item>
          <text:p text:style-name="P8">resuelve “pequeños problemas”</text:p>
        </text:list-item>
      </text:list>
      <text:p text:style-name="Text_20_body">Siempre útil.<text:line-break/>Nunca protagonista.</text:p>
      <text:p text:style-name="Horizontal_20_Line"/>
      <text:h text:style-name="Heading_20_2" text:outline-level="2"><text:soft-page-break/>Acciones malignas (todavía invisibles)</text:h>
      <text:p text:style-name="Text_20_body">Durante el capítulo, Isekor:</text:p>
      <text:list xml:id="list1861631228" text:style-name="L9">
        <text:list-item>
          <text:p text:style-name="P9">memoriza símbolos del mapa</text:p>
        </text:list-item>
        <text:list-item>
          <text:p text:style-name="P9">observa qué fragmentos interesan a Elara</text:p>
        </text:list-item>
        <text:list-item>
          <text:p text:style-name="P9">anota patrones de pensamiento</text:p>
        </text:list-item>
        <text:list-item>
          <text:p text:style-name="P9">mide su ética</text:p>
        </text:list-item>
        <text:list-item>
          <text:p text:style-name="P9">detecta sus límites morales</text:p>
        </text:list-item>
      </text:list>
      <text:p text:style-name="Text_20_body">Pero además:</text:p>
      <text:list xml:id="list1139801380" text:style-name="L10">
        <text:list-item>
          <text:p text:style-name="P10">retrasa procesos “sin querer”</text:p>
        </text:list-item>
        <text:list-item>
          <text:p text:style-name="P10">extravía piezas menores</text:p>
        </text:list-item>
        <text:list-item>
          <text:p text:style-name="P10">induce decisiones subóptimas con preguntas inocentes</text:p>
        </text:list-item>
        <text:list-item>
          <text:p text:style-name="P10">expone a Elara a riesgos “accidentales”</text:p>
        </text:list-item>
      </text:list>
      <text:p text:style-name="Text_20_body">Nada es atribuible a él directamente.</text:p>
      <text:p text:style-name="Horizontal_20_Line"/>
      <text:h text:style-name="Heading_20_2" text:outline-level="2">Qué lo hace odiable (cuando el lector lo descubre)</text:h>
      <text:p text:style-name="Text_20_body">Cuando más adelante se revele su papel, el lector recordará:</text:p>
      <text:list xml:id="list730658199" text:style-name="L11">
        <text:list-item>
          <text:p text:style-name="P11">su cercanía</text:p>
        </text:list-item>
        <text:list-item>
          <text:p text:style-name="P11">su tono amable</text:p>
        </text:list-item>
        <text:list-item>
          <text:p text:style-name="P11">su ayuda constante</text:p>
        </text:list-item>
      </text:list>
      <text:p text:style-name="Text_20_body">Y entenderá que:<text:line-break/>👉 <text:span text:style-name="Strong_20_Emphasis">todo estaba siendo observado</text:span></text:p>
      <text:p text:style-name="Text_20_body">El odio aquí no es inmediato.<text:line-break/>Es <text:span text:style-name="Strong_20_Emphasis">retrospectivo</text:span>.</text:p>
      <text:p text:style-name="Text_20_body">Eso es mucho más potente.</text:p>
      <text:p text:style-name="Horizontal_20_Line"/>
      <text:h text:style-name="Heading_20_2" text:outline-level="2">Relación con el sabio</text:h>
      <text:p text:style-name="Text_20_body">Isekor:</text:p>
      <text:list xml:id="list459680303" text:style-name="L12">
        <text:list-item>
          <text:p text:style-name="P12">conoce al sabio</text:p>
        </text:list-item>
        <text:list-item>
          <text:p text:style-name="P12">lo respeta en apariencia</text:p>
        </text:list-item>
        <text:list-item>
          <text:p text:style-name="P12"><text:soft-page-break/>lo usa como fuente indirecta</text:p>
        </text:list-item>
        <text:list-item>
          <text:p text:style-name="P12">nunca lo desafía</text:p>
        </text:list-item>
      </text:list>
      <text:p text:style-name="Text_20_body">El sabio <text:span text:style-name="Strong_20_Emphasis">no confía en él</text:span>, pero tampoco puede demostrar nada.</text:p>
      <text:p text:style-name="Text_20_body">Esto refuerza:</text:p>
      <text:list xml:id="list1559729523" text:style-name="L13">
        <text:list-item>
          <text:p text:style-name="P13">la sensación de impotencia</text:p>
        </text:list-item>
        <text:list-item>
          <text:p text:style-name="P13">la idea de un mal sistémico</text:p>
        </text:list-item>
      </text:list>
      <text:p text:style-name="Horizontal_20_Line"/>
      <text:h text:style-name="Heading_20_2" text:outline-level="2">Error clave de Elara (semilla)</text:h>
      <text:p text:style-name="Text_20_body">Elara comete aquí su primer gran error:</text:p>
      <text:p text:style-name="Text_20_body">👉 <text:span text:style-name="Strong_20_Emphasis">confundir humildad con bondad</text:span></text:p>
      <text:p text:style-name="Text_20_body">Este error es profundamente humano.<text:line-break/>El lector se reconoce en él.</text:p>
      <text:p text:style-name="Horizontal_20_Line"/>
      <text:h text:style-name="Heading_20_2" text:outline-level="2">Función del enemigo en el capítulo 8</text:h>
      <text:list xml:id="list3286715735" text:style-name="L14">
        <text:list-item>
          <text:p text:style-name="P14">Obtener información sin violencia</text:p>
        </text:list-item>
        <text:list-item>
          <text:p text:style-name="P14">No revelar la existencia del mal organizado</text:p>
        </text:list-item>
        <text:list-item>
          <text:p text:style-name="P14">Preparar emboscadas futuras</text:p>
        </text:list-item>
        <text:list-item>
          <text:p text:style-name="P14">Marcar a Elara como objetivo prioritario</text:p>
        </text:list-item>
        <text:list-item>
          <text:p text:style-name="P14">Dejarla <text:span text:style-name="Strong_20_Emphasis">emocionalmente intacta</text:span>, pero estratégicamente expuesta</text:p>
        </text:list-item>
      </text:list>
      <text:p text:style-name="Horizontal_20_Line"/>
      <text:h text:style-name="Heading_20_2" text:outline-level="2">Nota importante de tono</text:h>
      <text:p text:style-name="Text_20_body">Isekor <text:span text:style-name="Strong_20_Emphasis">no disfruta</text:span> del daño que causa.<text:line-break/>Tampoco se justifica.</text:p>
      <text:p text:style-name="Text_20_body">Simplemente:</text:p>
      <text:p text:style-name="Quotations">“Es su trabajo.”</text:p>
      <text:p text:style-name="Text_20_body">Ese detalle lo hace más real.<text:line-break/>Y más aterrador.</text:p>
      <text:p text:style-name="Horizontal_20_Line"/>
      <text:p text:style-name="Text_20_body">Si este enemigo te convence, el siguiente paso natural es:</text:p>
      <text:p text:style-name="Text_20_body"><text:soft-page-break/>👉 definir <text:span text:style-name="Strong_20_Emphasis">qué información concreta roba en este capítulo</text:span><text:line-break/>👉 y <text:span text:style-name="Strong_20_Emphasis">qué pequeña acción suya tendrá consecuencias enormes más adelante</text:span></text:p>
      <text:p text:style-name="Text_20_body">Seguimos cuando quier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4T19:37:53.722000000</meta:creation-date>
    <dc:date>2025-12-24T19:38:31.269000000</dc:date>
    <meta:editing-duration>PT37S</meta:editing-duration>
    <meta:editing-cycles>1</meta:editing-cycles>
    <meta:document-statistic meta:table-count="0" meta:image-count="0" meta:object-count="0" meta:page-count="6" meta:paragraph-count="118" meta:word-count="647" meta:character-count="3711" meta:non-whitespace-character-count="3242"/>
    <meta:generator>LibreOffice/7.3.5.2$Windows_X86_64 LibreOffice_project/184fe81b8c8c30d8b5082578aee2fed2ea847c01</meta:generator>
  </office:meta>
</office:document-meta>
</file>